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DC8601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Glossary_5f_Table" style:display-name="Glossary_Table" style:family="table">
      <style:table-properties style:width="7.3778in" fo:margin-left="0.2688in" fo:margin-right="0.1764in" table:align="margins"/>
    </style:style>
    <style:style style:name="Glossary_5f_Table.A" style:display-name="Glossary_Table.A" style:family="table-column">
      <style:table-column-properties style:column-width="1.4708in" style:rel-column-width="13065*"/>
    </style:style>
    <style:style style:name="Glossary_5f_Table.B" style:display-name="Glossary_Table.B" style:family="table-column">
      <style:table-column-properties style:column-width="5.9069in" style:rel-column-width="52470*"/>
    </style:style>
    <style:style style:name="Glossary_5f_Table.A1" style:display-name="Glossary_Table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Glossary_5f_Table.B1" style:display-name="Glossary_Table.B1" style:family="table-cell">
      <style:table-cell-properties fo:padding="0.0382in" fo:border="0.0007in solid #b3b3b3"/>
    </style:style>
    <style:style style:name="Glossary_5f_Table.A2" style:display-name="Glossary_Table.A2" style:family="table-cell">
      <style:table-cell-properties fo:padding="0.0382in" fo:border-left="0.0007in solid #b3b3b3" fo:border-right="none" fo:border-top="none" fo:border-bottom="0.0007in solid #b3b3b3"/>
    </style:style>
    <style:style style:name="Glossary_5f_Table.B2" style:display-name="Glossary_Table.B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P1" style:family="paragraph" style:parent-style-name="Table_20_Contents">
      <style:paragraph-properties fo:text-align="start" style:justify-single-word="false"/>
      <style:text-properties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P3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style:style style:name="P9" style:family="paragraph" style:parent-style-name="Text_20_body" style:list-style-name="L1">
      <style:paragraph-properties fo:margin-left="0in" fo:margin-right="0in" fo:text-indent="0in" style:auto-text-indent="false"/>
    </style:style>
    <style:style style:name="P10" style:family="paragraph" style:parent-style-name="Text_20_body" style:list-style-name="L3">
      <style:paragraph-properties fo:margin-left="0.9846in" fo:margin-right="0in" fo:text-align="start" style:justify-single-word="false" fo:text-indent="-0.25in" style:auto-text-indent="false"/>
    </style:style>
    <style:style style:name="P11" style:family="paragraph" style:parent-style-name="Contents_20_2">
      <style:paragraph-properties>
        <style:tab-stops>
          <style:tab-stop style:position="7.5728in" style:type="right" style:leader-style="dotted" style:leader-text="."/>
        </style:tab-stops>
      </style:paragraph-properties>
    </style:style>
    <style:style style:name="P12" style:family="paragraph" style:parent-style-name="Heading_20_1" style:list-style-name="">
      <style:paragraph-properties>
        <style:tab-stops/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Contents_20_1">
      <style:paragraph-properties>
        <style:tab-stops>
          <style:tab-stop style:position="7.6228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Molhokwai.net.a : Development</text:p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5">Notes<text:tab/>1</text:p>
          <text:p text:style-name="P15">Glossary<text:tab/>1</text:p>
          <text:p text:style-name="P15">Sidebar/Theming Module Fix for GAE<text:tab/>2</text:p>
          <text:p text:style-name="P11">The Issue<text:tab/>2</text:p>
          <text:p text:style-name="P11">The Solution<text:tab/>2</text:p>
          <text:p text:style-name="P11">Implementation<text:tab/>2</text:p>
        </text:index-body>
      </text:table-of-content>
      <text:h text:style-name="Heading_20_1" text:outline-level="1"/>
      <text:h text:style-name="Heading_20_1" text:outline-level="1"/>
      <text:h text:style-name="P12" text:outline-level="1"/>
      <text:h text:style-name="Heading_20_1" text:outline-level="1">Notes</text:h>
      <text:list xml:id="list768568568" text:style-name="L1">
        <text:list-item>
          <text:p text:style-name="P6">...</text:p>
          <text:p text:style-name="P9"/>
        </text:list-item>
      </text:list>
      <text:h text:style-name="Heading_20_1" text:outline-level="1">Glossary</text:h>
      <table:table table:name="Glossary_Table" table:style-name="Glossary_5f_Table">
        <table:table-column table:style-name="Glossary_5f_Table.A"/>
        <table:table-column table:style-name="Glossary_5f_Table.B"/>
        <table:table-header-rows>
          <table:table-row>
            <table:table-cell table:style-name="Glossary_5f_Table.A1" office:value-type="string">
              <text:p text:style-name="Table_20_Heading">Name/Symbol</text:p>
            </table:table-cell>
            <table:table-cell table:style-name="Glossary_5f_Table.B1" office:value-type="string">
              <text:p text:style-name="Table_20_Heading">Description</text:p>
            </table:table-cell>
          </table:table-row>
        </table:table-header-rows>
        <table:table-row>
          <table:table-cell table:style-name="Glossary_5f_Table.A2" office:value-type="string">
            <text:p text:style-name="Table_20_Contents">&gt;</text:p>
          </table:table-cell>
          <table:table-cell table:style-name="Glossary_5f_Table.B2" office:value-type="string">
            <text:p text:style-name="Table_20_Contents">Denotes direct server call, direct server access</text:p>
          </table:table-cell>
        </table:table-row>
        <table:table-row>
          <table:table-cell table:style-name="Glossary_5f_Table.A2" office:value-type="string">
            <text:p text:style-name="Table_20_Contents"/>
          </table:table-cell>
          <table:table-cell table:style-name="Glossary_5f_Table.B2" office:value-type="string">
            <text:p text:style-name="Table_20_Contents"/>
          </table:table-cell>
        </table:table-row>
      </table:table>
      <text:list xml:id="list1808876791" text:continue-numbering="true" text:style-name="L1">
        <text:list-header>
          <text:p text:style-name="P6"/>
          <text:p text:style-name="P6"/>
        </text:list-header>
      </text:list>
      <text:h text:style-name="P12" text:outline-level="1"/>
      <text:h text:style-name="P13" text:outline-level="1">Sidebar/Theming Module Fix for GAE</text:h>
      <text:h text:style-name="Heading_20_2" text:outline-level="2">The Issue</text:h>
      <text:p text:style-name="P7">On gae, the theme is only properly loaded after change when the development server is restarted... which looks like a caching issue, somewhere web2py and gae.</text:p>
      <text:p text:style-name="P7"/>
      <text:h text:style-name="P14" text:outline-level="2">The Solution</text:h>
      <text:p text:style-name="P7">To, on gae, use one of these approaches:</text:p>
      <text:p text:style-name="P7"/>
      <text:list xml:id="list793416972" text:style-name="L3">
        <text:list-item>
          <text:p text:style-name="P8"><text:span text:style-name="T1">Force refresh</text:span> of the loaded theme elements, view &amp; sidebar: This is the best solution, but no way found up to now... </text:p>
        </text:list-item>
      </text:list>
      <text:list xml:id="list721530818" text:style-name="L3">
        <text:list-item>
          <text:p text:style-name="P8"><text:span text:style-name="T1">Load the theme elements server side</text:span>, eventually bypassing web2py view loading mechanism: Would be a harsh/hack fix, but only possible solution at this time</text:p>
        </text:list-item>
      </text:list>
      <text:list xml:id="list1486243689" text:continue-list="list793416972" text:style-name="L3">
        <text:list-header>
          <text:p text:style-name="P10"/>
        </text:list-header>
      </text:list>
      <text:h text:style-name="Heading_20_2" text:outline-level="2">Implementation</text:h>
      <text:h text:style-name="Heading_20_3" text:outline-level="3">..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X" draw:display-name="Gradient X" draw:style="radial" draw:cx="50%" draw:cy="50%" draw:start-color="#000000" draw:end-color="#ffffff" draw:start-intensity="100%" draw:end-intensity="20%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  <style:text-properties style:font-name="Arial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in" fo:margin-right="0in" fo:margin-top="0in" fo:margin-bottom="0.05in" fo:text-indent="0in" style:auto-text-indent="false" style:page-number="auto" fo:background-color="transparent">
        <style:background-image/>
      </style:paragraph-properties>
      <style:text-properties style:use-window-font-color="tru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5in" fo:margin-right="0in" fo:text-indent="-0.3in" style:auto-text-indent="false" style:page-number="auto">
        <style:tab-stops/>
      </style:paragraph-properties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in" fo:margin-right="0in" fo:text-indent="-0.3in" style:auto-text-indent="false">
        <style:tab-stops/>
      </style:paragraph-properties>
      <style:text-properties fo:color="#008000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.2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color="#000080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0080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25in" fo:margin-right="0in" fo:text-indent="0in" style:auto-text-indent="false">
        <style:tab-stops>
          <style:tab-stop style:position="7.6264in" style:type="right" style:leader-style="dotted" style:leader-text="."/>
        </style:tab-stops>
      </style:paragraph-properties>
      <style:text-properties fo:color="#008000" fo:font-size="9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5in" fo:margin-right="0in" fo:text-indent="-0.3in" style:auto-text-indent="false">
        <style:tab-stops/>
      </style:paragraph-properties>
      <style:text-properties fo:color="#4c1900"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2in" fo:margin-right="0in" fo:text-indent="0in" style:auto-text-indent="false" text:number-lines="true" text:line-number="1"/>
    </style:style>
    <style:style style:name="Commandline" style:family="paragraph" style:parent-style-name="Table_20_Contents" style:class="extra">
      <style:paragraph-properties fo:background-color="transparent">
        <style:background-image/>
      </style:paragraph-properties>
      <style:text-properties style:use-window-font-color="tru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.5in" fo:text-align="end" style:justify-single-word="false" fo:text-indent="-0.3in" style:auto-text-indent="false" style:page-number="auto">
        <style:tab-stops/>
      </style:paragraph-properties>
      <style:text-properties fo:color="#666600" fo:font-size="85%" fo:font-style="normal" style:text-underline-style="solid" style:text-underline-width="auto" style:text-underline-color="font-color" fo:font-weight="normal" style:font-size-asian="85%" style:font-style-asian="italic" style:font-weight-asian="normal" style:font-size-complex="85%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299in" style:type="right" style:leader-style="dotted" style:leader-text="."/>
        </style:tab-stops>
      </style:paragraph-properties>
      <style:text-properties fo:color="#4c1900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2335in" style:type="right" style:leader-style="dotted" style:leader-text="."/>
        </style:tab-stops>
      </style:paragraph-properties>
      <style:text-properties fo:color="#666600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11in" style:type="center"/>
          <style:tab-stop style:position="7.8228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8229in" table:align="margins"/>
    </style:style>
    <style:style style:name="Table2.A" style:family="table-column">
      <style:table-column-properties style:column-width="3.9111in" style:rel-column-width="32767*"/>
    </style:style>
    <style:style style:name="Table2.B" style:family="table-column">
      <style:table-column-properties style:column-width="3.9118in" style:rel-column-width="32768*"/>
    </style:style>
    <style:style style:name="Table2.A1" style:family="table-cell">
      <style:table-cell-properties fo:padding="0.0382in" fo:border="none"/>
    </style:style>
    <style:style style:name="footer" style:family="table">
      <style:table-properties style:width="7.8229in" table:align="margins"/>
    </style:style>
    <style:style style:name="footer.A" style:family="table-column">
      <style:table-column-properties style:column-width="3.9111in" style:rel-column-width="32767*"/>
    </style:style>
    <style:style style:name="footer.B" style:family="table-column">
      <style:table-column-properties style:column-width="3.9118in" style:rel-column-width="32768*"/>
    </style:style>
    <style:style style:name="footer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complex="8pt"/>
    </style:style>
    <style:style style:name="MP2" style:family="paragraph" style:parent-style-name="Header">
      <style:paragraph-properties fo:text-align="end" style:justify-single-word="false"/>
      <style:text-properties fo:color="#008000"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left="0.4925in" fo:margin-right="0in" fo:text-indent="0in" style:auto-text-indent="false"/>
      <style:text-properties fo:color="#280099" fo:font-size="8pt" fo:font-style="italic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color="#4c1900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228in" fo:margin-bottom="0.2398in" fo:margin-left="0.3437in" fo:margin-right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6043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3429in" fo:margin-right="0.3382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graphics1" text:anchor-type="paragraph" svg:x="0.0283in" svg:y="-0.0209in" svg:width="0.278in" svg:height="0.278in" draw:z-index="1"><draw:image xlink:href="Pictures/100002010000001900000019DC86014B.png" xlink:type="simple" xlink:show="embed" xlink:actuate="onLoad"/></draw:frame></text:p>
            </table:table-cell>
            <table:table-cell table:style-name="Table2.A1" office:value-type="string">
              <text:p text:style-name="MP2"><text:initial-creator>Nkensa (Hervé) Mayou Penda Ngué</text:initial-creator>, <text:date style:data-style-name="N76" text:date-value="2011-04-27T11:04:00.99">April 27, 2011</text:dat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3"><draw:frame draw:style-name="Mfr1" draw:name="graphics2" text:anchor-type="paragraph" svg:x="0.0283in" svg:y="-0.0209in" svg:width="0.278in" svg:height="0.278in" draw:z-index="3"><draw:image xlink:href="Pictures/100002010000001900000019DC86014B.png" xlink:type="simple" xlink:show="embed" xlink:actuate="onLoad"/></draw:frame><text:title>molhokwai.net.a Dev </text:title></text:p>
            </table:table-cell>
            <table:table-cell table:style-name="footer.A1" office:value-type="string">
              <text:p text:style-name="MP4"><text:page-number text:select-page="current">2</text:page-number> of <text:page-count>2</text:page-count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kensa (Hervé) Mayou Penda Ngué</meta:initial-creator>
    <meta:creation-date>2011-01-15T12:32:05</meta:creation-date>
    <meta:generator>OpenOffice.org/3.1$Linux OpenOffice.org_project/310m19$Build-9420</meta:generator>
    <dc:date>2011-04-27T11:04:01</dc:date>
    <dc:creator>Nkensa (Hervé) Mayou Penda Ngué</dc:creator>
    <meta:editing-duration>PT12H18M38S</meta:editing-duration>
    <meta:editing-cycles>245</meta:editing-cycles>
    <dc:subject>molhokwai.net 'a' cms development document</dc:subject>
    <dc:title>molhokwai.net.a Dev </dc:title>
    <meta:keyword>programming</meta:keyword>
    <meta:keyword>functional</meta:keyword>
    <meta:keyword>technical</meta:keyword>
    <meta:keyword>description</meta:keyword>
    <meta:keyword>web</meta:keyword>
    <meta:keyword>information</meta:keyword>
    <meta:keyword>system</meta:keyword>
    <meta:keyword>computer</meta:keyword>
    <meta:keyword>human</meta:keyword>
    <meta:keyword>machine</meta:keyword>
    <meta:keyword>interface</meta:keyword>
    <meta:keyword>development</meta:keyword>
    <meta:document-statistic meta:table-count="3" meta:image-count="2" meta:object-count="0" meta:page-count="2" meta:paragraph-count="27" meta:word-count="142" meta:character-count="839"/>
  </office:meta>
</office:document-meta>
</file>